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5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4"/>
          <table:table-cell office:value-type="string" calcext:value-type="string">
            <text:p>0.01536944</text:p>
          </table:table-cell>
          <table:table-cell table:number-columns-repeated="2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7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7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2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 table:number-rows-repeated="10484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13:25:51.5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7T13:32:11.045000000</dc:date>
    <meta:editing-duration>P3DT4H43M41S</meta:editing-duration>
    <meta:editing-cycles>1192</meta:editing-cycles>
    <meta:document-statistic meta:table-count="2" meta:cell-count="3932" meta:object-count="0"/>
    <meta:user-defined meta:name="qrichtext">1</meta:user-defined>
  </office:meta>
</office:document-meta>
</file>